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6000000F0AAFA08D4C6DCEFFE.png" manifest:media-type="image/png"/>
  <manifest:file-entry manifest:full-path="Pictures/100000000000001500000022274401C626D54D44.png" manifest:media-type="image/png"/>
  <manifest:file-entry manifest:full-path="Pictures/10000000000000120000001A4E2131F9913BDD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</style:style>
    <style:style style:name="gr5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3.299cm" fo:min-width="1.5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79cm" draw:marker-end-width="0.279cm" draw:fill-color="#191919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a6a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2.37cm" fo:min-width="19.92cm" fo:padding-top="0.165cm" fo:padding-bottom="0.165cm" fo:padding-left="0.29cm" fo:padding-right="0.29cm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898cm" fo:min-width="0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17cm" fo:min-width="0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Fine_20_Dashed" svg:stroke-width="0.081cm" svg:stroke-color="#34eb5e" draw:marker-start-width="0.322cm" draw:marker-end-width="0.322cm" draw:fill="none" draw:textarea-horizontal-align="justify" draw:textarea-vertical-align="middle" draw:auto-grow-height="false" fo:min-height="2.662cm" fo:min-width="0.403cm" fo:padding-top="0.166cm" fo:padding-bottom="0.166cm" fo:padding-left="0.291cm" fo:padding-right="0.291cm"/>
    </style:style>
    <style:style style:name="gr15" style:family="graphic" style:parent-style-name="standard">
      <style:graphic-properties svg:stroke-color="#ffbf00" draw:fill-color="#ffbf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3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4" style:family="paragraph">
      <loext:graphic-properties draw:fill="none" draw:fill-color="#ffffff"/>
      <style:text-properties fo:color="#34eb5e" fo:font-size="15pt" style:font-size-asian="15pt" style:font-size-complex="15pt"/>
    </style:style>
    <style:style style:name="P5" style:family="paragraph">
      <loext:graphic-properties draw:fill="none" draw:fill-color="#ffffff"/>
      <style:text-properties fo:color="#ffa6a6" fo:font-size="15pt" style:font-size-asian="15pt" style:font-size-complex="15pt"/>
    </style:style>
    <style:style style:name="P6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7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P8" style:family="paragraph">
      <loext:graphic-properties draw:fill-color="#19191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bf00"/>
      <style:paragraph-properties fo:text-align="center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color="#ffa6a6" style:text-position="0% 100%" fo:font-size="15pt" style:font-size-asian="15pt" style:font-size-complex="15pt"/>
    </style:style>
    <style:style style:name="T8" style:family="text">
      <style:text-properties fo:color="#ffa6a6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729fcf" style:text-position="0% 100%" fo:font-size="15pt" style:font-size-asian="15pt" style:font-size-complex="15pt"/>
    </style:style>
    <style:style style:name="T12" style:family="text">
      <style:text-properties fo:color="#729fcf"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9.691cm" svg:y1="10.966cm" svg:x2="9.691cm" svg:y2="7.4cm">
          <text:p/>
        </draw:line>
        <draw:line draw:style-name="gr2" draw:text-style-name="P1" draw:layer="layout" svg:x1="9.653cm" svg:y1="10.98cm" svg:x2="13.491cm" svg:y2="11cm">
          <text:p/>
        </draw:line>
        <draw:line draw:style-name="gr3" draw:text-style-name="P1" draw:layer="layout" svg:x1="9.691cm" svg:y1="10.967cm" svg:x2="13.142cm" svg:y2="9cm">
          <text:p/>
        </draw:line>
        <draw:frame draw:style-name="gr4" draw:text-style-name="P2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4" draw:text-style-name="P3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4" draw:text-style-name="P4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4" draw:text-style-name="P5" draw:layer="layout" svg:width="1.175cm" svg:height="0.966cm" svg:x="6.453cm" svg:y="6.1cm">
            <draw:text-box>
              <text:p><text:span text:style-name="T7">x</text:span><text:span text:style-name="T8">obj</text:span></text:p>
            </draw:text-box>
          </draw:frame>
          <draw:frame draw:style-name="gr4" draw:text-style-name="P6" draw:layer="layout" svg:width="1.175cm" svg:height="0.966cm" svg:x="4.953cm" svg:y="3.634cm">
            <draw:text-box>
              <text:p><text:span text:style-name="T9">y</text:span><text:span text:style-name="T10">obj</text:span></text:p>
            </draw:text-box>
          </draw:frame>
          <draw:frame draw:style-name="gr4" draw:text-style-name="P7" draw:layer="layout" svg:width="1.175cm" svg:height="0.966cm" svg:x="2.053cm" svg:y="1.5cm">
            <draw:text-box>
              <text:p><text:span text:style-name="T11">z</text:span><text:span text:style-name="T12">obj</text:span></text:p>
            </draw:text-box>
          </draw:frame>
          <draw:custom-shape draw:style-name="gr5" draw:text-style-name="P8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8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7" draw:text-style-name="P1" draw:layer="layout" svg:x1="2.491cm" svg:y1="6.4cm" svg:x2="6.491cm" svg:y2="6.4cm">
            <text:p/>
          </draw:line>
          <draw:line draw:style-name="gr8" draw:text-style-name="P1" draw:layer="layout" svg:x1="2.491cm" svg:y1="6.4cm" svg:x2="2.491cm" svg:y2="2.5cm">
            <text:p/>
          </draw:line>
          <draw:line draw:style-name="gr9" draw:text-style-name="P1" draw:layer="layout" svg:x1="2.491cm" svg:y1="6.414cm" svg:x2="4.891cm" svg:y2="4.3cm">
            <text:p/>
          </draw:line>
        </draw:g>
        <draw:custom-shape draw:style-name="gr10" draw:text-style-name="P9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271cm" svg:height="5.08cm" svg:x="9.92cm" svg:y="14cm">
          <draw:image xlink:href="Pictures/10000000000001B6000000F0AAFA08D4C6DCEFFE.png" xlink:type="simple" xlink:show="embed" xlink:actuate="onLoad" loext:mime-type="image/png">
            <text:p/>
          </draw:image>
        </draw:frame>
      </draw:page>
      <draw:page draw:name="page2" draw:style-name="dp1" draw:master-page-name="Padrão">
        <draw:line draw:style-name="gr1" draw:text-style-name="P1" draw:layer="layout" svg:x1="9.691cm" svg:y1="10.966cm" svg:x2="9.691cm" svg:y2="7.4cm">
          <text:p/>
        </draw:line>
        <draw:line draw:style-name="gr2" draw:text-style-name="P1" draw:layer="layout" svg:x1="9.653cm" svg:y1="10.98cm" svg:x2="13.491cm" svg:y2="11cm">
          <text:p/>
        </draw:line>
        <draw:line draw:style-name="gr3" draw:text-style-name="P1" draw:layer="layout" svg:x1="9.691cm" svg:y1="10.967cm" svg:x2="13.142cm" svg:y2="9cm">
          <text:p/>
        </draw:line>
        <draw:frame draw:style-name="gr4" draw:text-style-name="P2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4" draw:text-style-name="P3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4" draw:text-style-name="P4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4" draw:text-style-name="P5" draw:layer="layout" svg:width="1.175cm" svg:height="0.966cm" svg:x="6.453cm" svg:y="6.1cm">
            <draw:text-box>
              <text:p><text:span text:style-name="T7">x</text:span><text:span text:style-name="T8">obj</text:span></text:p>
            </draw:text-box>
          </draw:frame>
          <draw:frame draw:style-name="gr4" draw:text-style-name="P6" draw:layer="layout" svg:width="1.175cm" svg:height="0.966cm" svg:x="4.953cm" svg:y="3.634cm">
            <draw:text-box>
              <text:p><text:span text:style-name="T9">y</text:span><text:span text:style-name="T10">obj</text:span></text:p>
            </draw:text-box>
          </draw:frame>
          <draw:frame draw:style-name="gr4" draw:text-style-name="P7" draw:layer="layout" svg:width="1.175cm" svg:height="0.966cm" svg:x="2.053cm" svg:y="1.5cm">
            <draw:text-box>
              <text:p><text:span text:style-name="T11">z</text:span><text:span text:style-name="T12">obj</text:span></text:p>
            </draw:text-box>
          </draw:frame>
          <draw:custom-shape draw:style-name="gr5" draw:text-style-name="P8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8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7" draw:text-style-name="P1" draw:layer="layout" svg:x1="2.491cm" svg:y1="6.4cm" svg:x2="6.491cm" svg:y2="6.4cm">
            <text:p/>
          </draw:line>
          <draw:line draw:style-name="gr8" draw:text-style-name="P1" draw:layer="layout" svg:x1="2.491cm" svg:y1="6.4cm" svg:x2="2.491cm" svg:y2="2.5cm">
            <text:p/>
          </draw:line>
          <draw:line draw:style-name="gr9" draw:text-style-name="P1" draw:layer="layout" svg:x1="2.491cm" svg:y1="6.414cm" svg:x2="4.891cm" svg:y2="4.3cm">
            <text:p/>
          </draw:line>
        </draw:g>
        <draw:custom-shape draw:style-name="gr10" draw:text-style-name="P9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271cm" svg:height="5.08cm" svg:x="9.92cm" svg:y="14cm">
          <draw:image xlink:href="Pictures/10000000000001B6000000F0AAFA08D4C6DCEFFE.png" xlink:type="simple" xlink:show="embed" xlink:actuate="onLoad" loext:mime-type="image/png">
            <text:p/>
          </draw:image>
        </draw:frame>
        <draw:custom-shape draw:style-name="gr12" draw:text-style-name="P9" draw:layer="layout" svg:width="0.4cm" svg:height="12.9cm" draw:transform="rotate (1.5707963267949) translate (9.591cm 1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9" draw:layer="layout" svg:width="0.4cm" svg:height="6.5cm" svg:x="22.691cm" svg:y="4.9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0" draw:layer="layout" svg:width="0.445cm" svg:height="0.72cm" svg:x="23.491cm" svg:y="7.7cm">
          <draw:image xlink:href="Pictures/100000000000001500000022274401C626D54D44.png" xlink:type="simple" xlink:show="embed" xlink:actuate="onLoad" loext:mime-type="image/png">
            <text:p/>
          </draw:image>
        </draw:frame>
        <draw:frame draw:style-name="gr11" draw:text-style-name="P10" draw:layer="layout" svg:width="0.381cm" svg:height="0.55cm" svg:x="15.891cm" svg:y="12.2cm">
          <draw:image xlink:href="Pictures/10000000000000120000001A4E2131F9913BDDE3.png" xlink:type="simple" xlink:show="embed" xlink:actuate="onLoad" loext:mime-type="image/png">
            <text:p/>
          </draw:image>
        </draw:frame>
        <draw:custom-shape draw:style-name="gr14" draw:text-style-name="P9" draw:layer="layout" svg:width="1.091cm" svg:height="3.1cm" svg:x="17.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adrão">
        <draw:line draw:style-name="gr1" draw:text-style-name="P1" draw:layer="layout" svg:x1="9.691cm" svg:y1="10.966cm" svg:x2="9.691cm" svg:y2="7.4cm">
          <text:p/>
        </draw:line>
        <draw:line draw:style-name="gr2" draw:text-style-name="P1" draw:layer="layout" svg:x1="9.653cm" svg:y1="10.98cm" svg:x2="13.491cm" svg:y2="11cm">
          <text:p/>
        </draw:line>
        <draw:line draw:style-name="gr3" draw:text-style-name="P1" draw:layer="layout" svg:x1="9.691cm" svg:y1="10.967cm" svg:x2="13.142cm" svg:y2="9cm">
          <text:p/>
        </draw:line>
        <draw:frame draw:style-name="gr4" draw:text-style-name="P2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4" draw:text-style-name="P3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4" draw:text-style-name="P4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g>
          <draw:frame draw:style-name="gr4" draw:text-style-name="P5" draw:layer="layout" svg:width="1.175cm" svg:height="0.966cm" svg:x="6.453cm" svg:y="6.1cm">
            <draw:text-box>
              <text:p><text:span text:style-name="T7">x</text:span><text:span text:style-name="T8">obj</text:span></text:p>
            </draw:text-box>
          </draw:frame>
          <draw:frame draw:style-name="gr4" draw:text-style-name="P6" draw:layer="layout" svg:width="1.175cm" svg:height="0.966cm" svg:x="4.953cm" svg:y="3.634cm">
            <draw:text-box>
              <text:p><text:span text:style-name="T9">y</text:span><text:span text:style-name="T10">obj</text:span></text:p>
            </draw:text-box>
          </draw:frame>
          <draw:frame draw:style-name="gr4" draw:text-style-name="P7" draw:layer="layout" svg:width="1.175cm" svg:height="0.966cm" svg:x="2.053cm" svg:y="1.5cm">
            <draw:text-box>
              <text:p><text:span text:style-name="T11">z</text:span><text:span text:style-name="T12">obj</text:span></text:p>
            </draw:text-box>
          </draw:frame>
          <draw:custom-shape draw:style-name="gr5" draw:text-style-name="P8" draw:layer="layout" svg:width="2.8cm" svg:height="4.3cm" svg:x="1.291cm" svg:y="3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8" draw:layer="layout" svg:width="1.5cm" svg:height="1.5cm" svg:x="1.591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7" draw:text-style-name="P1" draw:layer="layout" svg:x1="2.491cm" svg:y1="6.4cm" svg:x2="6.491cm" svg:y2="6.4cm">
            <text:p/>
          </draw:line>
          <draw:line draw:style-name="gr8" draw:text-style-name="P1" draw:layer="layout" svg:x1="2.491cm" svg:y1="6.4cm" svg:x2="2.491cm" svg:y2="2.5cm">
            <text:p/>
          </draw:line>
          <draw:line draw:style-name="gr9" draw:text-style-name="P1" draw:layer="layout" svg:x1="2.491cm" svg:y1="6.414cm" svg:x2="4.891cm" svg:y2="4.3cm">
            <text:p/>
          </draw:line>
        </draw:g>
        <draw:custom-shape draw:style-name="gr10" draw:text-style-name="P9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271cm" svg:height="5.08cm" svg:x="9.92cm" svg:y="14cm">
          <draw:image xlink:href="Pictures/10000000000001B6000000F0AAFA08D4C6DCEFFE.png" xlink:type="simple" xlink:show="embed" xlink:actuate="onLoad" loext:mime-type="image/png">
            <text:p/>
          </draw:image>
        </draw:frame>
        <draw:custom-shape draw:style-name="gr14" draw:text-style-name="P9" draw:layer="layout" svg:width="1.091cm" svg:height="3.1cm" svg:x="13.29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Padrão">
        <draw:line draw:style-name="gr1" draw:text-style-name="P1" draw:layer="layout" svg:x1="9.691cm" svg:y1="10.966cm" svg:x2="9.691cm" svg:y2="7.4cm">
          <text:p/>
        </draw:line>
        <draw:line draw:style-name="gr2" draw:text-style-name="P1" draw:layer="layout" svg:x1="9.653cm" svg:y1="10.98cm" svg:x2="13.491cm" svg:y2="11cm">
          <text:p/>
        </draw:line>
        <draw:line draw:style-name="gr3" draw:text-style-name="P1" draw:layer="layout" svg:x1="9.691cm" svg:y1="10.967cm" svg:x2="13.142cm" svg:y2="9cm">
          <text:p/>
        </draw:line>
        <draw:frame draw:style-name="gr4" draw:text-style-name="P2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4" draw:text-style-name="P3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4" draw:text-style-name="P4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4" draw:text-style-name="P5" draw:layer="layout" svg:width="1.175cm" svg:height="0.966cm" svg:x="6.453cm" svg:y="6.1cm">
          <draw:text-box>
            <text:p><text:span text:style-name="T7">x</text:span><text:span text:style-name="T8">obj</text:span></text:p>
          </draw:text-box>
        </draw:frame>
        <draw:frame draw:style-name="gr4" draw:text-style-name="P6" draw:layer="layout" svg:width="1.175cm" svg:height="0.966cm" svg:x="4.953cm" svg:y="3.634cm">
          <draw:text-box>
            <text:p><text:span text:style-name="T9">y</text:span><text:span text:style-name="T10">obj</text:span></text:p>
          </draw:text-box>
        </draw:frame>
        <draw:frame draw:style-name="gr4" draw:text-style-name="P7" draw:layer="layout" svg:width="1.175cm" svg:height="0.966cm" svg:x="2.053cm" svg:y="1.5cm">
          <draw:text-box>
            <text:p><text:span text:style-name="T11">z</text:span><text:span text:style-name="T12">obj</text:span></text:p>
          </draw:text-box>
        </draw:frame>
        <draw:custom-shape draw:style-name="gr5" draw:text-style-name="P8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1" draw:layer="layout" svg:x1="2.491cm" svg:y1="6.4cm" svg:x2="6.491cm" svg:y2="6.4cm">
          <text:p/>
        </draw:line>
        <draw:line draw:style-name="gr8" draw:text-style-name="P1" draw:layer="layout" svg:x1="2.491cm" svg:y1="6.4cm" svg:x2="2.491cm" svg:y2="2.5cm">
          <text:p/>
        </draw:line>
        <draw:line draw:style-name="gr9" draw:text-style-name="P1" draw:layer="layout" svg:x1="2.491cm" svg:y1="6.414cm" svg:x2="4.891cm" svg:y2="4.3cm">
          <text:p/>
        </draw:line>
        <draw:custom-shape draw:style-name="gr10" draw:text-style-name="P9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271cm" svg:height="5.08cm" svg:x="9.92cm" svg:y="14cm">
          <draw:image xlink:href="Pictures/10000000000001B6000000F0AAFA08D4C6DCEFFE.png" xlink:type="simple" xlink:show="embed" xlink:actuate="onLoad" loext:mime-type="image/png">
            <text:p/>
          </draw:image>
        </draw:frame>
        <draw:custom-shape draw:style-name="gr14" draw:text-style-name="P9" draw:layer="layout" svg:width="1.091cm" svg:height="3.1cm" svg:x="13.29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691cm" svg:y1="4.8cm" svg:x2="22.691cm" svg:y2="8.2cm">
          <text:p/>
        </draw:line>
        <draw:frame draw:style-name="gr4" draw:text-style-name="P5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</draw:page>
      <draw:page draw:name="page5" draw:style-name="dp1" draw:master-page-name="Padrão">
        <draw:line draw:style-name="gr1" draw:text-style-name="P1" draw:layer="layout" svg:x1="9.691cm" svg:y1="10.966cm" svg:x2="9.691cm" svg:y2="7.4cm">
          <text:p/>
        </draw:line>
        <draw:line draw:style-name="gr2" draw:text-style-name="P1" draw:layer="layout" svg:x1="9.653cm" svg:y1="10.98cm" svg:x2="13.491cm" svg:y2="11cm">
          <text:p/>
        </draw:line>
        <draw:line draw:style-name="gr3" draw:text-style-name="P1" draw:layer="layout" svg:x1="9.691cm" svg:y1="10.967cm" svg:x2="13.142cm" svg:y2="9cm">
          <text:p/>
        </draw:line>
        <draw:frame draw:style-name="gr4" draw:text-style-name="P2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4" draw:text-style-name="P3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4" draw:text-style-name="P4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4" draw:text-style-name="P5" draw:layer="layout" svg:width="1.175cm" svg:height="0.966cm" svg:x="6.453cm" svg:y="6.1cm">
          <draw:text-box>
            <text:p><text:span text:style-name="T7">x</text:span><text:span text:style-name="T8">obj</text:span></text:p>
          </draw:text-box>
        </draw:frame>
        <draw:frame draw:style-name="gr4" draw:text-style-name="P6" draw:layer="layout" svg:width="1.175cm" svg:height="0.966cm" svg:x="4.953cm" svg:y="3.634cm">
          <draw:text-box>
            <text:p><text:span text:style-name="T9">y</text:span><text:span text:style-name="T10">obj</text:span></text:p>
          </draw:text-box>
        </draw:frame>
        <draw:frame draw:style-name="gr4" draw:text-style-name="P7" draw:layer="layout" svg:width="1.175cm" svg:height="0.966cm" svg:x="2.053cm" svg:y="1.5cm">
          <draw:text-box>
            <text:p><text:span text:style-name="T11">z</text:span><text:span text:style-name="T12">obj</text:span></text:p>
          </draw:text-box>
        </draw:frame>
        <draw:custom-shape draw:style-name="gr5" draw:text-style-name="P8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1" draw:layer="layout" svg:x1="2.491cm" svg:y1="6.4cm" svg:x2="6.491cm" svg:y2="6.4cm">
          <text:p/>
        </draw:line>
        <draw:line draw:style-name="gr8" draw:text-style-name="P1" draw:layer="layout" svg:x1="2.491cm" svg:y1="6.4cm" svg:x2="2.491cm" svg:y2="2.5cm">
          <text:p/>
        </draw:line>
        <draw:line draw:style-name="gr9" draw:text-style-name="P1" draw:layer="layout" svg:x1="2.491cm" svg:y1="6.414cm" svg:x2="4.891cm" svg:y2="4.3cm">
          <text:p/>
        </draw:line>
        <draw:custom-shape draw:style-name="gr10" draw:text-style-name="P9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271cm" svg:height="5.08cm" svg:x="9.92cm" svg:y="14cm">
          <draw:image xlink:href="Pictures/10000000000001B6000000F0AAFA08D4C6DCEFFE.png" xlink:type="simple" xlink:show="embed" xlink:actuate="onLoad" loext:mime-type="image/png">
            <text:p/>
          </draw:image>
        </draw:frame>
        <draw:custom-shape draw:style-name="gr14" draw:text-style-name="P9" draw:layer="layout" svg:width="1.091cm" svg:height="3.1cm" svg:x="14.8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691cm" svg:y1="4.8cm" svg:x2="22.691cm" svg:y2="8.2cm">
          <text:p/>
        </draw:line>
        <draw:frame draw:style-name="gr4" draw:text-style-name="P5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line draw:style-name="gr9" draw:text-style-name="P1" draw:layer="layout" svg:x1="22.791cm" svg:y1="4.7cm" svg:x2="25.191cm" svg:y2="2.586cm">
          <text:p/>
        </draw:line>
        <draw:frame draw:style-name="gr4" draw:text-style-name="P6" draw:layer="layout" svg:width="1.175cm" svg:height="0.966cm" svg:x="25.116cm" svg:y="2.1cm">
          <draw:text-box>
            <text:p><text:span text:style-name="T9">y</text:span><text:span text:style-name="T10">obj</text:span></text:p>
          </draw:text-box>
        </draw:frame>
      </draw:page>
      <draw:page draw:name="page6" draw:style-name="dp1" draw:master-page-name="Padrão">
        <draw:line draw:style-name="gr1" draw:text-style-name="P1" draw:layer="layout" svg:x1="9.691cm" svg:y1="10.966cm" svg:x2="9.691cm" svg:y2="7.4cm">
          <text:p/>
        </draw:line>
        <draw:line draw:style-name="gr2" draw:text-style-name="P1" draw:layer="layout" svg:x1="9.653cm" svg:y1="10.98cm" svg:x2="13.491cm" svg:y2="11cm">
          <text:p/>
        </draw:line>
        <draw:line draw:style-name="gr3" draw:text-style-name="P1" draw:layer="layout" svg:x1="9.691cm" svg:y1="10.967cm" svg:x2="13.142cm" svg:y2="9cm">
          <text:p/>
        </draw:line>
        <draw:frame draw:style-name="gr4" draw:text-style-name="P2" draw:layer="layout" svg:width="0.938cm" svg:height="0.966cm" svg:x="9.291cm" svg:y="6.4cm">
          <draw:text-box>
            <text:p><text:span text:style-name="T1">z</text:span><text:span text:style-name="T2">0</text:span></text:p>
          </draw:text-box>
        </draw:frame>
        <draw:frame draw:style-name="gr4" draw:text-style-name="P3" draw:layer="layout" svg:width="0.938cm" svg:height="0.966cm" svg:x="13.491cm" svg:y="10.634cm">
          <draw:text-box>
            <text:p><text:span text:style-name="T3">x</text:span><text:span text:style-name="T4">0</text:span></text:p>
          </draw:text-box>
        </draw:frame>
        <draw:frame draw:style-name="gr4" draw:text-style-name="P4" draw:layer="layout" svg:width="0.938cm" svg:height="0.966cm" svg:x="13.153cm" svg:y="8.334cm">
          <draw:text-box>
            <text:p><text:span text:style-name="T5">y</text:span><text:span text:style-name="T6">0</text:span></text:p>
          </draw:text-box>
        </draw:frame>
        <draw:frame draw:style-name="gr4" draw:text-style-name="P5" draw:layer="layout" svg:width="1.175cm" svg:height="0.966cm" svg:x="6.453cm" svg:y="6.1cm">
          <draw:text-box>
            <text:p><text:span text:style-name="T7">x</text:span><text:span text:style-name="T8">obj</text:span></text:p>
          </draw:text-box>
        </draw:frame>
        <draw:frame draw:style-name="gr4" draw:text-style-name="P6" draw:layer="layout" svg:width="1.175cm" svg:height="0.966cm" svg:x="4.953cm" svg:y="3.634cm">
          <draw:text-box>
            <text:p><text:span text:style-name="T9">y</text:span><text:span text:style-name="T10">obj</text:span></text:p>
          </draw:text-box>
        </draw:frame>
        <draw:frame draw:style-name="gr4" draw:text-style-name="P7" draw:layer="layout" svg:width="1.175cm" svg:height="0.966cm" svg:x="2.053cm" svg:y="1.5cm">
          <draw:text-box>
            <text:p><text:span text:style-name="T11">z</text:span><text:span text:style-name="T12">obj</text:span></text:p>
          </draw:text-box>
        </draw:frame>
        <draw:custom-shape draw:style-name="gr5" draw:text-style-name="P8" draw:layer="layout" svg:width="2.8cm" svg:height="4.3cm" svg:x="1.291cm" svg:y="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.5cm" svg:height="1.5cm" svg:x="1.591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1" draw:layer="layout" svg:x1="2.491cm" svg:y1="6.4cm" svg:x2="6.491cm" svg:y2="6.4cm">
          <text:p/>
        </draw:line>
        <draw:line draw:style-name="gr8" draw:text-style-name="P1" draw:layer="layout" svg:x1="2.491cm" svg:y1="6.4cm" svg:x2="2.491cm" svg:y2="2.5cm">
          <text:p/>
        </draw:line>
        <draw:line draw:style-name="gr9" draw:text-style-name="P1" draw:layer="layout" svg:x1="2.491cm" svg:y1="6.414cm" svg:x2="4.891cm" svg:y2="4.3cm">
          <text:p/>
        </draw:line>
        <draw:custom-shape draw:style-name="gr10" draw:text-style-name="P9" draw:layer="layout" svg:width="20.5cm" svg:height="12.7cm" svg:x="8.291cm" svg:y="0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271cm" svg:height="5.08cm" svg:x="9.92cm" svg:y="14cm">
          <draw:image xlink:href="Pictures/10000000000001B6000000F0AAFA08D4C6DCEFFE.png" xlink:type="simple" xlink:show="embed" xlink:actuate="onLoad" loext:mime-type="image/png">
            <text:p/>
          </draw:image>
        </draw:frame>
        <draw:custom-shape draw:style-name="gr14" draw:text-style-name="P9" draw:layer="layout" svg:width="1.091cm" svg:height="3.1cm" svg:x="15.99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0.3cm" svg:height="0.3cm" svg:x="22.49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691cm" svg:y1="4.8cm" svg:x2="22.691cm" svg:y2="8.2cm">
          <text:p/>
        </draw:line>
        <draw:frame draw:style-name="gr4" draw:text-style-name="P5" draw:layer="layout" svg:width="1.175cm" svg:height="0.966cm" svg:x="22.291cm" svg:y="8.1cm">
          <draw:text-box>
            <text:p><text:span text:style-name="T7">x</text:span><text:span text:style-name="T8">obj</text:span></text:p>
          </draw:text-box>
        </draw:frame>
        <draw:line draw:style-name="gr9" draw:text-style-name="P1" draw:layer="layout" svg:x1="22.791cm" svg:y1="4.7cm" svg:x2="25.191cm" svg:y2="2.586cm">
          <text:p/>
        </draw:line>
        <draw:frame draw:style-name="gr4" draw:text-style-name="P6" draw:layer="layout" svg:width="1.175cm" svg:height="0.966cm" svg:x="25.116cm" svg:y="2.1cm">
          <draw:text-box>
            <text:p><text:span text:style-name="T9">y</text:span><text:span text:style-name="T10">obj</text:span></text:p>
          </draw:text-box>
        </draw:frame>
        <draw:line draw:style-name="gr8" draw:text-style-name="P1" draw:layer="layout" svg:x1="22.691cm" svg:y1="4.8cm" svg:x2="26.791cm" svg:y2="4.8cm">
          <text:p/>
        </draw:line>
        <draw:frame draw:style-name="gr4" draw:text-style-name="P7" draw:layer="layout" svg:width="1.175cm" svg:height="0.966cm" svg:x="26.816cm" svg:y="4.4cm">
          <draw:text-box>
            <text:p><text:span text:style-name="T11">z</text:span><text:span text:style-name="T12">ob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91cm" fo:margin-right="0.007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2T10:27:48.186000000</meta:creation-date>
    <dc:date>2022-04-09T18:02:37.796000000</dc:date>
    <meta:editing-duration>PT27M17S</meta:editing-duration>
    <meta:editing-cycles>8</meta:editing-cycles>
    <meta:generator>LibreOffice/6.2.7.1$Windows_X86_64 LibreOffice_project/23edc44b61b830b7d749943e020e96f5a7df63bf</meta:generator>
    <meta:document-statistic meta:object-count="125"/>
  </office:meta>
</office:document-meta>
</file>